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1547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4453in"/>
    </style:style>
    <style:style style:name="co12" style:family="table-column">
      <style:table-column-properties fo:break-before="auto" style:column-width="2.7437in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1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name-complex="Lohit Hindi1" style:font-size-complex="10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rl-tb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Lohit Hindi1" style:font-size-complex="10pt" style:font-style-complex="normal" style:font-weight-complex="bold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Lohit Hindi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padding="0.028in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name-complex="Lohit Hindi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7" style:family="table-cell" style:parent-style-name="Default">
      <style:table-cell-properties fo:wrap-option="wrap" fo:padding="0.028in" style:vertical-align="top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0" table:number-columns-repeated="245" table:default-cell-style-name="ce6"/>
        <table:table-column table:style-name="co10" table:number-columns-repeated="769" table:default-cell-style-name="Default"/>
        <table:table-row table:style-name="ro3">
          <table:table-cell table:style-name="ce2" office:value-type="string">
            <text:p>Member Name</text:p>
          </table:table-cell>
          <table:table-cell table:style-name="ce2" office:value-type="string">
            <text:p>Balance</text:p>
          </table:table-cell>
          <table:table-cell table:style-name="ce12" office:value-type="string">
            <text:p>Email1</text:p>
          </table:table-cell>
          <table:table-cell table:style-name="ce12" office:value-type="string">
            <text:p>Email2</text:p>
          </table:table-cell>
          <table:table-cell table:style-name="ce12" office:value-type="string">
            <text:p>Email3</text:p>
          </table:table-cell>
          <table:table-cell table:style-name="ce13" office:value-type="string">
            <text:p>Suggested User Name</text:p>
          </table:table-cell>
          <table:table-cell table:style-name="ce13" office:value-type="string">
            <text:p>User Name</text:p>
          </table:table-cell>
          <table:table-cell table:style-name="ce13" office:value-type="string">
            <text:p>Password Generator</text:p>
          </table:table-cell>
          <table:table-cell table:style-name="ce13" office:value-type="string">
            <text:p>Password</text:p>
          </table:table-cell>
          <table:table-cell table:style-name="ce16" office:value-type="string">
            <text:p>Scrip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tephen Biko</text:p>
          </table:table-cell>
          <table:table-cell table:style-name="ce7" office:value-type="float" office:value="50">
            <text:p>50</text:p>
          </table:table-cell>
          <table:table-cell table:style-name="Default" office:value-type="string">
            <text:p>sbiko@email.com</text:p>
          </table:table-cell>
          <table:table-cell table:number-columns-repeated="2" table:style-name="Default"/>
          <table:table-cell table:formula="of:=LEFT([.C2];FIND(&quot;@&quot;;[.C2];1)-1)" office:value-type="string" office:string-value="sbiko">
            <text:p>sbiko</text:p>
          </table:table-cell>
          <table:table-cell office:value-type="string">
            <text:p>sbiko</text:p>
          </table:table-cell>
          <table:table-cell table:style-name="ce14" table:formula="of:=ROUND(RAND()*100000;0)" office:value-type="float" office:value="44999">
            <text:p>44999</text:p>
          </table:table-cell>
          <table:table-cell table:style-name="ce14" office:value-type="float" office:value="80822">
            <text:p>80822</text:p>
          </table:table-cell>
          <table:table-cell table:style-name="ce17" table:formula="of:=&quot;INSERT INTO T_Member(sLoginName, sName, sPassword, sEMail, sEmail2, sEmail3, fPercentOverBalance,  PaymentMethodKeyID, dJoined, mBalance) VALUES( '&quot; &amp;  [.G2] &amp;  &quot;', '&quot; &amp;  [.A2] &amp;  &quot;',md5('&quot; &amp;  [.I2] &amp;  &quot;'), '&quot; &amp;  [.C2] &amp;  &quot;', &quot; &amp; IF([.D2] &lt;&gt; &quot;&quot;;&quot;'&quot; &amp;  [.D2] &amp; &quot;'&quot;; &quot; NULL&quot;) &amp; &quot;,&quot; &amp; IF([.E2] &lt;&gt; &quot;&quot;;&quot;'&quot; &amp;  [.E2] &amp;  &quot;'&quot;;&quot; NULL&quot;) &amp; &quot;, @fPOB, @PaymentMethodKeyID, now(), &quot; &amp; [.B2] &amp; &quot;);&quot;" office:value-type="string" office:string-value="INSERT INTO T_Member(sLoginName, sName, sPassword, sEMail, sEmail2, sEmail3, fPercentOverBalance,  PaymentMethodKeyID, dJoined, mBalance) VALUES( 'sbiko', 'Stephen Biko',md5('80822'), 'sbiko@email.com',  NULL, NULL, @fPOB, @PaymentMethodKeyID, now(), 50);">
            <text:p>INSERT INTO T_Member(sLoginName, sName, sPassword, sEMail, sEmail2, sEmail3, fPercentOverBalance, <text:s/>PaymentMethodKeyID, dJoined, mBalance) VALUES( 'sbiko', 'Stephen Biko',md5('80822'), 'sbiko@email.com', <text:s/>NULL, NULL, @fPOB, @PaymentMethodKeyID, now(), 50);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Edward Said</text:p>
          </table:table-cell>
          <table:table-cell table:style-name="ce9" office:value-type="float" office:value="100">
            <text:p>100</text:p>
          </table:table-cell>
          <table:table-cell table:style-name="Default" office:value-type="string">
            <text:p>esaid@yamoo.com</text:p>
          </table:table-cell>
          <table:table-cell table:number-columns-repeated="2" table:style-name="Default"/>
          <table:table-cell table:formula="of:=LEFT([.C3];FIND(&quot;@&quot;;[.C3];1)-1)" office:value-type="string" office:string-value="esaid">
            <text:p>esaid</text:p>
          </table:table-cell>
          <table:table-cell office:value-type="string">
            <text:p>esaid</text:p>
          </table:table-cell>
          <table:table-cell table:style-name="ce14" table:formula="of:=ROUND(RAND()*100000;0)" office:value-type="float" office:value="54976">
            <text:p>54976</text:p>
          </table:table-cell>
          <table:table-cell table:style-name="ce14" office:value-type="float" office:value="17754">
            <text:p>17754</text:p>
          </table:table-cell>
          <table:table-cell table:style-name="ce17" table:formula="of:=&quot;INSERT INTO T_Member(sLoginName, sName, sPassword, sEMail, sEmail2, sEmail3, fPercentOverBalance,  PaymentMethodKeyID, dJoined, mBalance) VALUES( '&quot; &amp;  [.G3] &amp;  &quot;', '&quot; &amp;  [.A3] &amp;  &quot;',md5('&quot; &amp;  [.I3] &amp;  &quot;'), '&quot; &amp;  [.C3] &amp;  &quot;', &quot; &amp; IF([.D3] &lt;&gt; &quot;&quot;;&quot;'&quot; &amp;  [.D3] &amp; &quot;'&quot;; &quot; NULL&quot;) &amp; &quot;,&quot; &amp; IF([.E3] &lt;&gt; &quot;&quot;;&quot;'&quot; &amp;  [.E3] &amp;  &quot;'&quot;;&quot; NULL&quot;) &amp; &quot;, @fPOB, @PaymentMethodKeyID, now(), &quot; &amp; [.B3] &amp; &quot;);&quot;" office:value-type="string" office:string-value="INSERT INTO T_Member(sLoginName, sName, sPassword, sEMail, sEmail2, sEmail3, fPercentOverBalance,  PaymentMethodKeyID, dJoined, mBalance) VALUES( 'esaid', 'Edward Said',md5('17754'), 'esaid@yamoo.com',  NULL, NULL, @fPOB, @PaymentMethodKeyID, now(), 100);">
            <text:p>INSERT INTO T_Member(sLoginName, sName, sPassword, sEMail, sEmail2, sEmail3, fPercentOverBalance, <text:s/>PaymentMethodKeyID, dJoined, mBalance) VALUES( 'esaid', 'Edward Said',md5('17754'), 'esaid@yamoo.com', <text:s/>NULL, NULL, @fPOB, @PaymentMethodKeyID, now(), 100);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Total</text:p>
          </table:table-cell>
          <table:table-cell table:style-name="ce10" table:formula="of:=SUM([.B2:.B3])" office:value-type="float" office:value="150">
            <text:p>150</text:p>
          </table:table-cell>
          <table:table-cell table:number-columns-repeated="6"/>
          <table:table-cell table:style-name="ce15"/>
          <table:table-cell table:style-name="ce18"/>
          <table:table-cell table:number-columns-repeated="1014"/>
        </table:table-row>
        <table:table-row table:style-name="ro3" table:number-rows-repeated="1048525">
          <table:table-cell table:number-columns-repeated="1024"/>
        </table:table-row>
        <table:table-row table:style-name="ro5" table:number-rows-repeated="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8"/>
        <table:table-column table:style-name="co10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8"/>
        <table:table-column table:style-name="co10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9T15:52:31</meta:creation-date>
    <dc:creator>ayala </dc:creator>
    <dc:date>2012-09-25T15:08:54</dc:date>
    <meta:editing-cycles>456</meta:editing-cycles>
    <meta:editing-duration>P2DT2H36M54S</meta:editing-duration>
    <meta:generator>LibreOffice/3.5$Linux_x86 LibreOffice_project/350m1$Build-2</meta:generator>
    <meta:document-statistic meta:table-count="3" meta:cell-count="32" meta:object-count="0"/>
  </office:meta>
</office:document-meta>
</file>